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68.81pt" svg:x="162.34pt" svg:y="15.05pt">
            <draw:object draw:notify-on-update-of-ranges="Sheet1.A1:Sheet1.A1 Sheet1.A2:Sheet1.A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 *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 *[.A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 *[.A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 *[.A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 *[.A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 *[.A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 *[.A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 *[.A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 *[.A10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 *[.A1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 *[.A12]" office:value-type="float" office:value="121" calcext:value-type="float">
            <text:p>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6:05:56.318797388</meta:creation-date>
    <dc:date>2020-09-16T16:07:55.104265208</dc:date>
    <meta:editing-duration>PT1M59S</meta:editing-duration>
    <meta:editing-cycles>1</meta:editing-cycles>
    <meta:document-statistic meta:table-count="1" meta:cell-count="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484cm" xlink:href=".." xlink:type="simple" chart:class="chart:scatter" chart:style-name="ch1">
        <chart:legend chart:legend-position="end" svg:x="14.178cm" svg:y="4.443cm" style:legend-expansion="high" chart:style-name="ch2"/>
        <chart:plot-area chart:style-name="ch3" table:cell-range-address="Sheet1.A1:Sheet1.B12" chart:data-source-has-labels="row" svg:x="0.188cm" svg:y="0.171cm" svg:width="13.538cm" svg:height="9.059cm">
          <chartooo:coordinate-region svg:x="0.995cm" svg:y="0.37cm" svg:width="12.544cm" svg:height="8.2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